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64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8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5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84d1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text-properties fo:color="#8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18.78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2" draw:layer="layout" svg:width="1.277cm" svg:height="0.569cm" svg:x="1.12cm" svg:y="2.717cm">
          <draw:text-box>
            <text:p><text:span text:style-name="T1">Peak</text:span></text:p>
          </draw:text-box>
        </draw:frame>
        <draw:frame draw:style-name="gr4" draw:text-style-name="P3" draw:layer="layout" svg:width="2.513cm" svg:height="0.645cm" svg:x="2.397cm" svg:y="2.143cm">
          <draw:text-box>
            <text:p><text:span text:style-name="T2">Performance</text:span></text:p>
          </draw:text-box>
        </draw:frame>
        <draw:frame draw:style-name="gr5" draw:text-style-name="P3" draw:layer="layout" svg:width="1.264cm" svg:height="0.645cm" svg:x="16.875cm" svg:y="5.816cm">
          <draw:text-box>
            <text:p><text:span text:style-name="T2">Time</text:span></text:p>
          </draw:text-box>
        </draw:frame>
        <draw:custom-shape draw:style-name="gr6" draw:text-style-name="P4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2.128cm" svg:y="4.556cm">
          <draw:text-box>
            <text:p><text:span text:style-name="T2">Tier0</text:span></text:p>
          </draw:text-box>
        </draw:frame>
        <draw:custom-shape draw:style-name="gr8" draw:text-style-name="P5" draw:layer="layout" svg:width="0.508cm" svg:height="1.651cm" svg:x="3.28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3.79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4.30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4.81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3.667cm" svg:y="3.403cm">
          <draw:text-box>
            <text:p><text:span text:style-name="T2">Tier3</text:span></text:p>
          </draw:text-box>
        </draw:frame>
        <draw:custom-shape draw:style-name="gr9" draw:text-style-name="P6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5.699cm" svg:y="2.387cm">
          <draw:text-box>
            <text:p><text:span text:style-name="T2">Tier4</text:span></text:p>
          </draw:text-box>
        </draw:frame>
        <draw:custom-shape draw:style-name="gr6" draw:text-style-name="P4" draw:layer="layout" svg:width="0.508cm" svg:height="0.508cm" svg:x="7.365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7.223cm" svg:y="4.556cm">
          <draw:text-box>
            <text:p><text:span text:style-name="T2">Tier0</text:span></text:p>
          </draw:text-box>
        </draw:frame>
        <draw:custom-shape draw:style-name="gr6" draw:text-style-name="P4" draw:layer="layout" svg:width="0.508cm" svg:height="0.508cm" svg:x="7.858cm" svg:y="5.06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159cm" svg:y1="5.826cm" svg:x2="3.286cm" svg:y2="5.572cm">
          <text:p/>
        </draw:line>
        <draw:line draw:style-name="gr1" draw:text-style-name="P1" draw:layer="layout" svg:x1="5.191cm" svg:y1="5.826cm" svg:x2="5.318cm" svg:y2="5.572cm">
          <text:p/>
        </draw:line>
        <draw:line draw:style-name="gr1" draw:text-style-name="P1" draw:layer="layout" svg:x1="7.223cm" svg:y1="5.826cm" svg:x2="7.35cm" svg:y2="5.572cm">
          <text:p/>
        </draw:line>
        <draw:frame draw:style-name="gr11" draw:text-style-name="P2" draw:layer="layout" svg:width="2.106cm" svg:height="0.569cm" svg:x="1.508cm" svg:y="5.943cm">
          <draw:text-box>
            <text:p><text:span text:style-name="T1">T3 threshold</text:span></text:p>
          </draw:text-box>
        </draw:frame>
        <draw:frame draw:style-name="gr11" draw:text-style-name="P2" draw:layer="layout" svg:width="2.106cm" svg:height="0.569cm" svg:x="3.974cm" svg:y="5.953cm">
          <draw:text-box>
            <text:p><text:span text:style-name="T1">T4 threshold</text:span></text:p>
          </draw:text-box>
        </draw:frame>
        <draw:frame draw:style-name="gr12" draw:text-style-name="P2" draw:layer="layout" svg:width="2.377cm" svg:height="0.569cm" svg:x="6.26cm" svg:y="5.953cm">
          <draw:text-box>
            <text:p><text:span text:style-name="T1">Deoptimization</text:span></text:p>
          </draw:text-box>
        </draw:frame>
        <draw:frame draw:style-name="gr13" draw:text-style-name="P7" draw:layer="layout" svg:width="6.297cm" svg:height="0.725cm" svg:x="7.35cm" svg:y="6.715cm">
          <draw:text-box>
            <text:p><text:span text:style-name="T3">(a) default tiered compilation</text:span></text:p>
          </draw:text-box>
        </draw:frame>
        <draw:frame draw:style-name="gr14" draw:text-style-name="P8" draw:layer="layout" svg:width="1.035cm" svg:height="0.962cm" svg:x="17.637cm" svg:y="3.213cm">
          <draw:text-box>
            <text:p>...</text:p>
          </draw:text-box>
        </draw:frame>
        <draw:custom-shape draw:style-name="gr8" draw:text-style-name="P5" draw:layer="layout" svg:width="0.508cm" svg:height="1.651cm" svg:x="8.36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8.87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9.38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9.89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8.747cm" svg:y="3.403cm">
          <draw:text-box>
            <text:p><text:span text:style-name="T2">Tier3</text:span></text:p>
          </draw:text-box>
        </draw:frame>
        <draw:custom-shape draw:style-name="gr9" draw:text-style-name="P6" draw:layer="layout" svg:width="0.635cm" svg:height="2.667cm" svg:x="10.39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0.90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1.41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1.922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12.445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2.303cm" svg:y="4.556cm">
          <draw:text-box>
            <text:p><text:span text:style-name="T2">Tier0</text:span></text:p>
          </draw:text-box>
        </draw:frame>
        <draw:custom-shape draw:style-name="gr6" draw:text-style-name="P4" draw:layer="layout" svg:width="0.508cm" svg:height="0.508cm" svg:x="12.93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0.764cm" svg:y="2.397cm">
          <draw:text-box>
            <text:p><text:span text:style-name="T2">Tier4</text:span></text:p>
          </draw:text-box>
        </draw:frame>
        <draw:custom-shape draw:style-name="gr8" draw:text-style-name="P5" draw:layer="layout" svg:width="0.508cm" svg:height="1.651cm" svg:x="13.44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13.95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14.46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1.651cm" svg:x="14.97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3.827cm" svg:y="3.403cm">
          <draw:text-box>
            <text:p><text:span text:style-name="T2">Tier3</text:span></text:p>
          </draw:text-box>
        </draw:frame>
        <draw:custom-shape draw:style-name="gr9" draw:text-style-name="P6" draw:layer="layout" svg:width="0.635cm" svg:height="2.667cm" svg:x="15.47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5.98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6.49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7.002cm" svg:y="2.90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5.844cm" svg:y="2.397cm">
          <draw:text-box>
            <text:p><text:span text:style-name="T2">Tier4</text:span></text:p>
          </draw:text-box>
        </draw:frame>
        <draw:line draw:style-name="gr1" draw:text-style-name="P1" draw:layer="layout" svg:x1="12.286cm" svg:y1="5.826cm" svg:x2="12.413cm" svg:y2="5.572cm">
          <text:p/>
        </draw:line>
        <draw:frame draw:style-name="gr12" draw:text-style-name="P2" draw:layer="layout" svg:width="2.377cm" svg:height="0.569cm" svg:x="11.323cm" svg:y="5.953cm">
          <draw:text-box>
            <text:p><text:span text:style-name="T1">Deoptimization</text:span></text:p>
          </draw:text-box>
        </draw:frame>
        <draw:line draw:style-name="gr1" draw:text-style-name="P1" draw:layer="layout" svg:x1="2.27cm" svg:y1="11.287cm" svg:x2="2.27cm" svg:y2="7.858cm">
          <text:p/>
        </draw:line>
        <draw:line draw:style-name="gr1" draw:text-style-name="P1" draw:layer="layout" svg:x1="2.27cm" svg:y1="11.287cm" svg:x2="18.78cm" svg:y2="11.287cm">
          <text:p/>
        </draw:line>
        <draw:line draw:style-name="gr2" draw:text-style-name="P1" draw:layer="layout" svg:x1="2.143cm" svg:y1="8.62cm" svg:x2="2.397cm" svg:y2="8.62cm">
          <text:p/>
        </draw:line>
        <draw:frame draw:style-name="gr3" draw:text-style-name="P2" draw:layer="layout" svg:width="1.277cm" svg:height="0.569cm" svg:x="1cm" svg:y="8.432cm">
          <draw:text-box>
            <text:p><text:span text:style-name="T1">Peak</text:span></text:p>
          </draw:text-box>
        </draw:frame>
        <draw:frame draw:style-name="gr4" draw:text-style-name="P3" draw:layer="layout" svg:width="2.513cm" svg:height="0.645cm" svg:x="2.397cm" svg:y="7.858cm">
          <draw:text-box>
            <text:p><text:span text:style-name="T2">Performance</text:span></text:p>
          </draw:text-box>
        </draw:frame>
        <draw:frame draw:style-name="gr5" draw:text-style-name="P3" draw:layer="layout" svg:width="1.264cm" svg:height="0.645cm" svg:x="16.875cm" svg:y="11.531cm">
          <draw:text-box>
            <text:p><text:span text:style-name="T2">Time</text:span></text:p>
          </draw:text-box>
        </draw:frame>
        <draw:custom-shape draw:style-name="gr6" draw:text-style-name="P4" draw:layer="layout" svg:width="0.508cm" svg:height="0.508cm" svg:x="2.27cm" svg:y="10.77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1.62cm" svg:y="10.271cm">
          <draw:text-box>
            <text:p><text:span text:style-name="T2">Tier0</text:span></text:p>
          </draw:text-box>
        </draw:frame>
        <draw:custom-shape draw:style-name="gr9" draw:text-style-name="P6" draw:layer="layout" svg:width="0.635cm" svg:height="2.667cm" svg:x="5.318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5.826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6.334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6.842cm" svg:y="8.6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85cm" svg:height="0.645cm" svg:x="5.699cm" svg:y="8.102cm">
          <draw:text-box>
            <text:p><text:span text:style-name="T2">Tier4</text:span></text:p>
          </draw:text-box>
        </draw:frame>
        <draw:line draw:style-name="gr1" draw:text-style-name="P1" draw:layer="layout" svg:x1="3.159cm" svg:y1="11.541cm" svg:x2="3.286cm" svg:y2="11.287cm">
          <text:p/>
        </draw:line>
        <draw:line draw:style-name="gr1" draw:text-style-name="P1" draw:layer="layout" svg:x1="7.223cm" svg:y1="11.541cm" svg:x2="7.35cm" svg:y2="11.287cm">
          <text:p/>
        </draw:line>
        <draw:frame draw:style-name="gr11" draw:text-style-name="P2" draw:layer="layout" svg:width="2.576cm" svg:height="0.569cm" svg:x="1.388cm" svg:y="11.658cm">
          <draw:text-box>
            <text:p><text:span text:style-name="T1">lowered treshold</text:span></text:p>
          </draw:text-box>
        </draw:frame>
        <draw:frame draw:style-name="gr12" draw:text-style-name="P2" draw:layer="layout" svg:width="2.818cm" svg:height="0.569cm" svg:x="6.26cm" svg:y="11.668cm">
          <draw:text-box>
            <text:p><text:span text:style-name="T1">No Deoptimization</text:span></text:p>
          </draw:text-box>
        </draw:frame>
        <draw:frame draw:style-name="gr13" draw:text-style-name="P7" draw:layer="layout" svg:width="6.297cm" svg:height="0.725cm" svg:x="7.35cm" svg:y="12.43cm">
          <draw:text-box>
            <text:p><text:span text:style-name="T3">(b) with cached profiles</text:span></text:p>
          </draw:text-box>
        </draw:frame>
        <draw:frame draw:style-name="gr14" draw:text-style-name="P8" draw:layer="layout" svg:width="1.035cm" svg:height="0.962cm" svg:x="17.637cm" svg:y="8.928cm">
          <draw:text-box>
            <text:p>...</text:p>
          </draw:text-box>
        </draw:frame>
        <draw:custom-shape draw:style-name="gr9" draw:text-style-name="P6" draw:layer="layout" svg:width="0.635cm" svg:height="2.667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7.858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8.366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8.874cm" svg:y="8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2.667cm" svg:x="9.382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9.89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0.398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0.906cm" svg:y="8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2.667cm" svg:x="11.414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1.922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2.43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2.938cm" svg:y="8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2.667cm" svg:x="3.286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3.794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2.667cm" svg:x="13.446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3.954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4.462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4.97cm" svg:y="8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2.667cm" svg:x="15.478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5.986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6.494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17.002cm" svg:y="8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08cm" svg:height="2.667cm" svg:x="2.778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16T09:10:29.046554904</dc:date>
    <meta:editing-duration>PT22M11S</meta:editing-duration>
    <meta:editing-cycles>4</meta:editing-cycles>
    <meta:generator>LibreOffice/4.4.4.3$Linux_X86_64 LibreOffice_project/40m0$Build-3</meta:generator>
    <meta:document-statistic meta:object-count="99"/>
  </office:meta>
</office:document-meta>
</file>